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Times New Roman" fo:font-size="12pt" fo:font-weight="normal" officeooo:rsid="001c8df2" officeooo:paragraph-rsid="0027b9f2" style:font-size-asian="12pt" style:font-weight-asian="normal" style:font-size-complex="12pt" style:font-weight-complex="normal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font-weight="normal" officeooo:rsid="001c8df2" officeooo:paragraph-rsid="002aedbd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rsid="001ac171" officeooo:paragraph-rsid="001ac171"/>
    </style:style>
    <style:style style:name="P4" style:family="paragraph" style:parent-style-name="Standard">
      <style:text-properties style:font-name="Times New Roman" fo:font-size="12pt" fo:font-weight="bold" officeooo:rsid="001ac171" officeooo:paragraph-rsid="001ac17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font-weight="bold" officeooo:rsid="001b2d81" officeooo:paragraph-rsid="001b2d8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font-weight="bold" officeooo:rsid="002da02c" officeooo:paragraph-rsid="002da02c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normal" officeooo:rsid="001ac171" officeooo:paragraph-rsid="001ac17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weight="normal" officeooo:rsid="001b2d81" officeooo:paragraph-rsid="001b2d8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2d81" officeooo:paragraph-rsid="001b2d8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c8df2" officeooo:paragraph-rsid="001c8df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c8df2" officeooo:paragraph-rsid="001e666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28929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2a28a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1e666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e666b" officeooo:paragraph-rsid="001e666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dd6ec" officeooo:paragraph-rsid="002dd6e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1b2d81" officeooo:paragraph-rsid="001b2d81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b2d81"/>
    </style:style>
    <style:style style:name="T2" style:family="text">
      <style:text-properties officeooo:rsid="001c8df2"/>
    </style:style>
    <style:style style:name="T3" style:family="text">
      <style:text-properties officeooo:rsid="001e666b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24c089"/>
    </style:style>
    <style:style style:name="T8" style:family="text">
      <style:text-properties officeooo:rsid="0024e820"/>
    </style:style>
    <style:style style:name="T9" style:family="text">
      <style:text-properties officeooo:rsid="0027b9f2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27b9f2" style:font-weight-asian="bold"/>
    </style:style>
    <style:style style:name="T12" style:family="text">
      <style:text-properties fo:font-weight="bold" officeooo:rsid="002aedbd" style:font-weight-asian="bold"/>
    </style:style>
    <style:style style:name="T13" style:family="text">
      <style:text-properties fo:font-weight="bold" officeooo:rsid="002af23d" style:font-weight-asian="bold"/>
    </style:style>
    <style:style style:name="T14" style:family="text">
      <style:text-properties officeooo:rsid="00284cb2"/>
    </style:style>
    <style:style style:name="T15" style:family="text">
      <style:text-properties officeooo:rsid="00289292"/>
    </style:style>
    <style:style style:name="T16" style:family="text">
      <style:text-properties officeooo:rsid="002a28aa"/>
    </style:style>
    <style:style style:name="T17" style:family="text">
      <style:text-properties officeooo:rsid="002aedbd"/>
    </style:style>
    <style:style style:name="T18" style:family="text">
      <style:text-properties officeooo:rsid="002af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x Dolmans</text:p>
      <text:p text:style-name="P7">Rue d’Albanie 98</text:p>
      <text:p text:style-name="P7">1060 <text:span text:style-name="T1">Bruxelles</text:span></text:p>
      <text:p text:style-name="P7">0498/65.61.49</text:p>
      <text:p text:style-name="P3"><text:a xlink:type="simple" xlink:href="mailto:contact.max.dolmans@gmail.com" text:style-name="Internet_20_link" text:visited-style-name="Visited_20_Internet_20_Link"><text:span text:style-name="T6">contact.max.dolmans@gmail.com</text:span></text:a></text:p>
      <text:p text:style-name="P6">SMALS</text:p>
      <text:p text:style-name="P8">Avenue de Fonsny 20</text:p>
      <text:p text:style-name="P8">1060 Bruxelles</text:p>
      <text:p text:style-name="P8"/>
      <text:p text:style-name="P8">Bruxelles, le 18 septembre 2022</text:p>
      <text:p text:style-name="P8"/>
      <text:p text:style-name="P8"/>
      <text:p text:style-name="P5"/>
      <text:p text:style-name="P17">Objet: <text:span text:style-name="T14">Proposition de stage non rémunéré de 8 semaines</text:span><text:span text:style-name="T2">.</text:span></text:p>
      <text:p text:style-name="P9"/>
      <text:p text:style-name="P9"/>
      <text:p text:style-name="P10">Madame, Monsieur,</text:p>
      <text:p text:style-name="P10"/>
      <text:p text:style-name="P1"><text:span text:style-name="T15">Je me permets de vous contacter dans la mesure où j’ai</text:span> suivi avec succès une formation de développeur <text:span text:style-name="T9">Java </text:span>durant <text:span text:style-name="T9">6</text:span> mois, <text:span text:style-name="T18">dispensée par Digitalcity et</text:span> organisée par Bruxelles Formation et le Cefora.</text:p>
      <text:p text:style-name="P10"/>
      <text:p text:style-name="P2">Le programme de cette formation comportait, en outre, plusieurs semaines de workshop durant lesquelles nous avons pu aborder par l’exemple différentes technologies (<text:span text:style-name="T17">Java </text:span><text:span text:style-name="T18">EE</text:span><text:span text:style-name="T17">,</text:span><text:span text:style-name="T18"> Web services REST, <text:s/>Javascript/TypeS</text:span><text:span text:style-name="T17">cript</text:span><text:span text:style-name="T18">,</text:span><text:span text:style-name="T17"> </text:span><text:span text:style-name="T18">methodologie Agile</text:span><text:span text:style-name="T17">, ...)</text:span> sous différents frameworks (<text:span text:style-name="T17">Spring Boot, Angular, </text:span><text:span text:style-name="T18">Scrum</text:span>) dans le respect des Designs Pat<text:span text:style-name="T18">t</text:span>erns couramment utilisés pour le développement.</text:p>
      <text:p text:style-name="P2"/>
      <text:p text:style-name="P12">Je souhaite<text:span text:style-name="T15">rais</text:span> aujourd’hui mettre en pratique au sein de votre <text:span text:style-name="T15">ASBL</text:span> ces connaissances nouvellement acquises et les parfaire en vous proposant un stage <text:span text:style-name="T15">non rémunéré</text:span> de 8 semaines.</text:p>
      <text:p text:style-name="P12"/>
      <text:p text:style-name="P13"><text:span text:style-name="T17">La perspective d’i</text:span><text:span text:style-name="T16">ntégrer les équipes de Smals </text:span><text:span text:style-name="T17">m’intéresse tout particulièrement. Sa mission résolument tournée vers les services publiques colle tout à fait à mon désir de mettre mes compétences au profit de la collectivité et de mon pays. Créatif</text:span><text:span text:style-name="T15">, c</text:span>urieu<text:span text:style-name="T3">x</text:span> et serviable de nature, j’aime relever des défis et participer à des projets à m<text:bookmark text:name="_GoBack"/>es yeux porteurs de sens.</text:p>
      <text:p text:style-name="P14"/>
      <text:p text:style-name="P14">Je joins <text:span text:style-name="T16">en annexe</text:span> mon curriculum vitae qui vous renseignera davantage sur mon itinéraire personnel. Je demeure <text:span text:style-name="T16">bien entendu</text:span> à votre disposition pour d’éventuels renseignements complémentaires.</text:p>
      <text:p text:style-name="P14"/>
      <text:p text:style-name="P11">Vivement intéressé à vous rencontrer pour vous faire valoir la pertinence de ma <text:span text:style-name="T16">proposition de collaboration</text:span> et en vous remerciant anticipativement de l’attention que vous <text:span text:style-name="T7">lui </text:span>porterez, je vous prie d’agréer, madame, monsieur, mes salutations distinguées.</text:p>
      <text:p text:style-name="P11"/>
      <text:p text:style-name="P11"/>
      <text:p text:style-name="P15">Cordialement,</text:p>
      <text:p text:style-name="P15"/>
      <text:p text:style-name="P15">Max Dolmans</text:p>
      <text:p text:style-name="P16">todo : signature électroniqu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fr" fo:country="B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08:57:19.074000000</meta:creation-date>
    <dc:date>2022-09-19T14:41:06.587000000</dc:date>
    <meta:editing-duration>PT1H54M3S</meta:editing-duration>
    <meta:editing-cycles>10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20" meta:word-count="270" meta:character-count="1843" meta:non-whitespace-character-count="1592"/>
  </office:meta>
</office:document-meta>
</file>